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70000003CA03B9D2F8446053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P2" style:family="paragraph" style:parent-style-name="Standard">
      <style:text-properties style:font-name="Monospace" officeooo:paragraph-rsid="000ac14a"/>
    </style:style>
    <style:style style:name="T1" style:family="text">
      <style:text-properties officeooo:rsid="000ac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mster Dojo</text:p>
      <text:p text:style-name="P1"/>
      <text:p text:style-name="P1"><text:s/>* Maandag 17 feb: Geen les, wegens voorjaarsvakantie</text:p>
      <text:p text:style-name="P2"><text:s/>* Zaterdag 29 februari: Open Dag DJO Groningen, 10:00-16:00, <text:span text:style-name="T1">Dirk Huizingastraat 13, Groningen</text:span></text:p>
      <text:p text:style-name="P1"><text:s/>* Maandag 9 maart: BPD ('Bijna Pi Dag'): een avond met :pizza:</text:p>
      <text:p text:style-name="P2"><text:s/>* Zaterdag 14 maart: DigiDoeDag, 11:00-17:00 @ Forum, Nieuwe Markt 1, Groningen</text:p>
      <text:p text:style-name="P1"><text:s/>* Maandag 27 apr: Geen les, wegens meivakantie</text:p>
      <text:p text:style-name="P1"><text:s/>* Maandag 04 mei: Geen les, wegens dodenherdenking</text:p>
      <text:p text:style-name="P1"><text:s/>* Maandag 01 jun: Geen les, wegens 2e Pinksterdag</text:p>
      <text:p text:style-name="P1"><text:s/>* Maandag 22 jun: Eindpresentaties + evaluaties</text:p>
      <text:p text:style-name="P2"><text:s/>* Maandag 29 jun: Laatste les voor de zomervakantie</text:p>
      <text:p text:style-name="P2"/>
      <text:p text:style-name="P2"/>
      <text:p text:style-name="Title">Damster Dojo</text:p>
      <text:p text:style-name="P2"/>
      <text:p text:style-name="P2"><text:s/>* Maandag 17 feb: Geen les, wegens voorjaarsvakantie</text:p>
      <text:p text:style-name="P2"><text:s/>* Zaterdag 29 februari: Open Dag DJO Groningen, 10:00-16:00, <text:span text:style-name="T1">Dirk Huizingastraat 13, Groningen</text:span></text:p>
      <text:p text:style-name="P2"><text:s/>* Maandag 9 maart: BPD ('Bijna Pi Dag'): een avond met :pizza:</text:p>
      <text:p text:style-name="P2"><text:s/>* Zaterdag 14 maart: DigiDoeDag, 11:00-17:00 @ Forum, Nieuwe Markt 1, Groningen</text:p>
      <text:p text:style-name="P2"><text:s/>* Maandag 27 apr: Geen les, wegens meivakantie</text:p>
      <text:p text:style-name="P2"><text:s/>* Maandag 04 mei: Geen les, wegens dodenherdenking</text:p>
      <text:p text:style-name="P2"><text:s/>* Maandag 01 jun: Geen les, wegens 2e Pinksterdag</text:p>
      <text:p text:style-name="P2"><text:s/>* Maandag 22 jun: Eindpresentaties + evaluaties</text:p>
      <text:p text:style-name="P2"><text:s/>* Maandag 29 jun: Laatste les voor de zomervakanti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djog" xlink:href="Pictures/10000201000001770000003CA03B9D2F8446053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ackground-color="transparent" style:writing-mode="lr-tb" draw:fill="bitmap" draw:fill-image-name="djog" draw:opacity="10%" draw:fill-image-width="0in" draw:fill-image-height="0in" style:repeat="repeat" draw:fill-image-ref-point-x="0%" draw:fill-image-ref-point-y="0%" draw:fill-image-ref-point="bottom" draw:tile-repeat-offset="0% vertical" style:footnote-max-height="0in">
        <style:background-image xlink:href="Pictures/10000201000001770000003CA03B9D2F84460532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8:25:56.838960313</meta:creation-date>
    <dc:date>2020-02-03T18:31:02.108674974</dc:date>
    <meta:editing-duration>PT5M5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20" meta:word-count="176" meta:character-count="1102" meta:non-whitespace-character-count="928"/>
  </office:meta>
</office:document-meta>
</file>